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/>
      <style:text-properties officeooo:rsid="001df9f2" officeooo:paragraph-rsid="001df9f2"/>
    </style:style>
    <style:style style:name="P2" style:family="paragraph" style:parent-style-name="Standard">
      <style:paragraph-properties fo:margin-top="0.101cm" fo:margin-bottom="0.101cm" style:contextual-spacing="false"/>
      <style:text-properties fo:font-size="14pt" fo:font-weight="bold" officeooo:rsid="001df9f2" officeooo:paragraph-rsid="001df9f2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.101cm" fo:margin-bottom="0.101cm" style:contextual-spacing="false"/>
      <style:text-properties officeooo:rsid="002024fb" officeooo:paragraph-rsid="002024fb"/>
    </style:style>
    <style:style style:name="P4" style:family="paragraph" style:parent-style-name="Standard">
      <style:paragraph-properties fo:margin-top="0.101cm" fo:margin-bottom="0.101cm" style:contextual-spacing="false"/>
      <style:text-properties officeooo:rsid="00219e3d" officeooo:paragraph-rsid="00219e3d"/>
    </style:style>
    <style:style style:name="P5" style:family="paragraph" style:parent-style-name="Standard">
      <style:paragraph-properties fo:margin-top="0.101cm" fo:margin-bottom="0.101cm" style:contextual-spacing="false"/>
      <style:text-properties officeooo:rsid="002208cc" officeooo:paragraph-rsid="002208cc"/>
    </style:style>
    <style:style style:name="T1" style:family="text">
      <style:text-properties officeooo:rsid="001e0a65"/>
    </style:style>
    <style:style style:name="T2" style:family="text">
      <style:text-properties style:use-window-font-color="true" loext:opacity="0%" officeooo:rsid="001e0a65"/>
    </style:style>
    <style:style style:name="T3" style:family="text">
      <style:text-properties officeooo:rsid="00218900"/>
    </style:style>
    <style:style style:name="T4" style:family="text">
      <style:text-properties officeooo:rsid="002362bf"/>
    </style:style>
    <style:style style:name="T5" style:family="text">
      <style:text-properties officeooo:rsid="002478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thodology</text:p>
      <text:p text:style-name="P1"><text:span text:style-name="T1">Survivability of cell lines</text:span> with individual gene <text:span text:style-name="T1">mutations</text:span> when exposed to numerous pharmacological drugs was taken from GDSC. <text:span text:style-name="T1">This data took the form of </text:span><text:span text:style-name="T2">drug lethality</text:span><text:span text:style-name="T1"> for cell lines when exposed to these drugs, as well as controls. For each drug-gene pair, there were numerous cell lines demonstrating mutations within the given gene. The efficacy of drugs on these cell lines was compressed into a single ‘survivability correlation’ <text:s/>using code designed by Pearl, L.. From here, we obtain a matrix of survivability correlations between pharmacological drugs and gene knockouts.</text:span></text:p>
      <text:p text:style-name="P3">From this matrix we can extract the scores for genes per given drug, giving us a distribution of gene survivability correlations for each individual drug. <text:span text:style-name="T3">This distribution is used to calculate ‘survivability thresholds’ for each drug; any gene above the calculated survivability threshold is considered a strong target which the drug affects. See algorithm 1 below for how these thresholds are calculated.</text:span></text:p>
      <text:p text:style-name="P4">Algorithm 1: Survivability threshold calculation</text:p>
      <text:p text:style-name="P5">{Dip test result <text:span text:style-name="T5">OR equation below leads to unusable threshold </text:span>&lt; 0.<text:span text:style-name="T5">6</text:span> → <text:span text:style-name="T4">mean + (3*standard deviation)</text:span></text:p>
      <text:p text:style-name="P5">{<text:span text:style-name="T5">Dip test result &gt;= 0.6 → max(mu1, mu2) + 3*(max(sigma1, sigma2))</text:span></text:p>
      <text:p text:style-name="P2">Result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e</meta:initial-creator>
    <meta:creation-date>2026-01-21T16:32:43.937000000</meta:creation-date>
    <dc:date>2026-01-22T15:05:13.380000000</dc:date>
    <dc:creator>Joe</dc:creator>
    <meta:editing-duration>PT3H13M56S</meta:editing-duration>
    <meta:editing-cycles>8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7" meta:word-count="186" meta:character-count="1217" meta:non-whitespace-character-count="1037"/>
  </office:meta>
</office:document-meta>
</file>